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0.738cm" svg:height="20.811cm" svg:x="-9.652cm" svg:y="-0.16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8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4cm" fo:text-indent="0cm"/>
      <style:text-properties fo:font-size="1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8.287cm" svg:height="3.393cm" svg:x="1.015cm" svg:y="0.808cm" presentation:class="title" presentation:placeholder="true">
        <draw:text-box/>
      </draw:frame>
      <draw:frame presentation:style-name="Default-outline1" draw:layer="backgroundobjects" svg:width="18.287cm" svg:height="11.784cm" svg:x="1.015cm" svg:y="4.753cm" presentation:class="outline" presentation:placeholder="true">
        <draw:text-box/>
      </draw:frame>
      <draw:frame presentation:style-name="Mpr1" draw:text-style-name="MP1" draw:layer="backgroundobjects" svg:width="4.733cm" svg:height="1.401cm" svg:x="1.015cm" svg:y="18.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441cm" svg:height="1.401cm" svg:x="6.946cm" svg:y="18.5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733cm" svg:height="1.401cm" svg:x="14.567cm" svg:y="18.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05-16T20:13:28.991812540</meta:creation-date>
    <dc:date>2015-05-16T20:48:55.929729727</dc:date>
    <dc:creator>martin </dc:creator>
    <meta:editing-duration>PT12M21S</meta:editing-duration>
    <meta:editing-cycles>1</meta:editing-cycles>
    <meta:generator>LibreOffice/4.2.8.2$Linux_X86_64 LibreOffice_project/420m0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family="Ubuntu" style:font-style-name="Bold" fo:font-size="60pt" fo:font-weight="bold" style:font-size-asian="13pt" style:font-size-complex="13pt"/>
    </style:style>
    <style:style style:name="ch3" style:family="chart">
      <style:chart-properties chart:symbol-type="automatic" chart:include-hidden-cells="false" chart:right-angled-axes="true" chart:data-label-number="none" chart:data-label-text="tru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draw:fill-color="#004586" dr3d:edge-rounding="5%"/>
      <style:text-properties fo:color="#ffffff" fo:font-family="Ubuntu" style:font-style-name="Bold" fo:font-size="36pt" fo:font-weight="bold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739cm" svg:height="20.812cm" xlink:href="." xlink:type="simple" chart:class="chart:circle" chart:style-name="ch1">
        <chart:title svg:x="15.214cm" svg:y="7.153cm" chart:style-name="ch2">
          <text:p>Work
capacity</text:p>
        </chart:title>
        <chart:plot-area chart:style-name="ch3" chart:data-source-has-labels="both" svg:x="9.946cm" svg:y="0.619cm" svg:width="19.579cm" svg:height="19.58cm">
          <chartooo:coordinate-region svg:x="8.849cm" svg:y="0.62cm" svg:width="21.774cm" svg:height="19.579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Initiative</text:p>
                <text:list>
                  <text:list-item>
                    <text:p>Initiativ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alyti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am-player</text:p>
                <text:list>
                  <text:list-item>
                    <text:p>Team-playe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lan</text:p>
                <text:list>
                  <text:list-item>
                    <text:p>Pla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search</text:p>
                <text:list>
                  <text:list-item>
                    <text:p>Researc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